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Alizarin-title">
      <style:graphic-properties fo:min-height="2.25cm"/>
    </style:style>
    <style:style style:name="pr2" style:family="presentation" style:parent-style-name="Alizarin-outline1">
      <style:graphic-properties fo:min-height="12.75cm"/>
    </style:style>
    <style:style style:name="pr3" style:family="presentation" style:parent-style-name="Alizarin-notes">
      <style:graphic-properties draw:fill-color="#ffffff" draw:auto-grow-height="true" fo:min-height="13.364cm"/>
    </style:style>
    <style:style style:name="pr4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text-properties style:font-size-asian="16pt" style:font-size-complex="16pt"/>
    </style:style>
    <style:style style:name="P3" style:family="paragraph"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Testing with RxJava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By Thomas Morri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What is RxJava?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RxJava is a Java VM implementation of Reactive Extensions. Reactive Extension is a library for composing asynchronous and event-based programs by using observable sequenc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Usages being covered today: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1. Base Classes</text:p>
              </text:list-item>
              <text:list-item>
                <text:p>2. API Configuration (w/ Retrofit)</text:p>
              </text:list-item>
              <text:list-item>
                <text:p>3. Thread Management</text:p>
              </text:list-item>
              <text:list-item>
                <text:p>4. Relay Emission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Base Classes</text:p>
          </draw:text-box>
        </draw:frame>
        <draw:frame presentation:style-name="pr2" draw:layer="layout" svg:width="25.5cm" svg:height="13cm" svg:x="1cm" svg:y="5.5cm" presentation:class="outline" presentation:user-transformed="true">
          <draw:text-box>
            <text:list text:style-name="L2">
              <text:list-item>
                <text:p>Flowable: 0..N flows, supporting Reactive-Streams and backpressure</text:p>
              </text:list-item>
              <text:list-item>
                <text:p>Observable: 0..N flows, no backpressure</text:p>
              </text:list-item>
              <text:list-item>
                <text:p>Single: a flow of exactly 1 item or an error</text:p>
              </text:list-item>
              <text:list-item>
                <text:p>Completable: a flow without items but only a completion or error signal</text:p>
              </text:list-item>
              <text:list-item>
                <text:p>Maybe: a flow with no items, exactly one item or an erro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API Configuration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2">
              <text:list-item>
                <text:p>Go to Demo w/ explan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Thread Management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3">
              <text:list-item>
                <text:p>Computation: Heavy Computation work</text:p>
              </text:list-item>
              <text:list-item>
                <text:p>Immediate: Executes work immediately on current thread</text:p>
              </text:list-item>
              <text:list-item>
                <text:p>Io: IO-bound work</text:p>
              </text:list-item>
              <text:list-item>
                <text:p>NewThread: Create new thread for each unit of work</text:p>
              </text:list-item>
              <text:list-item>
                <text:p>Trampoline: Queues work on the current thread to be executed after current work completes</text:p>
              </text:list-item>
              <text:list-item>
                <text:p>From: Converts executor (thread pool) into a scheduler instance</text:p>
              </text:list-item>
              <text:list-item>
                <text:p>Test: Create a thread for testing/debugging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lay Emissions</text:p>
          </draw:text-box>
        </draw:frame>
        <draw:frame presentation:style-name="pr2" draw:layer="layout" svg:width="25.5cm" svg:height="13cm" svg:x="1cm" svg:y="5.5cm" presentation:class="outline">
          <draw:text-box>
            <text:list text:style-name="L3">
              <text:list-item>
                <text:p>BehaviorRelay: Relay that emits the most recent item it has observed and all subsequent observed items to each subscribed Observer</text:p>
              </text:list-item>
              <text:list-item>
                <text:p>PublishRelay: Relay that, once an Observer has subscribed, emits all subsequently observed items to the subscriber.</text:p>
              </text:list-item>
              <text:list-item>
                <text:p>ReplayRelay: Relay that buffers all items it observes and replays them to any Observer that subscribe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Scenarios from the audience (if time allots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date-time-name="dtd1">
        <office:forms form:automatic-focus="false" form:apply-design-mode="false"/>
        <draw:frame presentation:style-name="pr1" draw:layer="layout" svg:width="26cm" svg:height="2.5cm" svg:x="1cm" svg:y="1cm" presentation:class="title">
          <draw:text-box>
            <text:p>Resources</text:p>
          </draw:text-box>
        </draw:frame>
        <draw:frame presentation:style-name="pr2" draw:text-style-name="P3" draw:layer="layout" svg:width="25.5cm" svg:height="13cm" svg:x="1cm" svg:y="5.5cm" presentation:class="outline" presentation:user-transformed="true">
          <draw:text-box>
            <text:list text:style-name="L4">
              <text:list-item>
                <text:list>
                  <text:list-item>
                    <text:p text:style-name="P2"><text:span text:style-name="T1"><text:a xlink:href="https://github.com/ReactiveX/RxJava" xlink:type="simple">https://github.com/ReactiveX/RxJava</text:a></text:span></text:p>
                  </text:list-item>
                  <text:list-item>
                    <text:p text:style-name="P2"><text:span text:style-name="T1"><text:a xlink:href="https://github.com/ReactiveX/RxJava/wiki/Backpressure" xlink:type="simple">https://github.com/ReactiveX/RxJava/wiki/Backpressure</text:a></text:span></text:p>
                  </text:list-item>
                  <text:list-item>
                    <text:p text:style-name="P2"><text:span text:style-name="T1"><text:a xlink:href="http://reactivex.io/documentation/scheduler.html" xlink:type="simple">http://reactivex.io/documentation/scheduler.html</text:a></text:span></text:p>
                  </text:list-item>
                  <text:list-item>
                    <text:p text:style-name="P2"><text:span text:style-name="T1"><text:a xlink:href="https://github.com/JakeWharton/RxRelay" xlink:type="simple">https://github.com/JakeWharton/RxRelay</text:a></text:span></text:p>
                  </text:list-item>
                  <text:list-item>
                    <text:p text:style-name="P2"><text:span text:style-name="T1"><text:a xlink:href="http://rxmarbles.com/" xlink:type="simple">http://rxmarbles.com/</text:a></text:span></text:p>
                  </text:list-item>
                  <text:list-item>
                    <text:p text:style-name="P2"><text:span text:style-name="T1"/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0T12:46:33.364016308</meta:creation-date>
    <meta:editing-duration>PT3M3S</meta:editing-duration>
    <meta:editing-cycles>2</meta:editing-cycles>
    <meta:generator>LibreOffice/6.1.3.2$MacOSX_X86_64 LibreOffice_project/86daf60bf00efa86ad547e59e09d6bb77c699acb</meta:generator>
    <dc:title>Alizarin</dc:title>
    <dc:date>2018-11-10T13:09:57.309608902</dc:date>
    <meta:document-statistic meta:object-count="72"/>
  </office:meta>
</office:document-meta>
</file>